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31.44pt"/>
    </style:style>
    <style:style style:name="co3" style:family="table-column">
      <style:table-column-properties fo:break-before="auto" style:column-width="174.1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97.54pt"/>
    </style:style>
    <style:style style:name="co7" style:family="table-column">
      <style:table-column-properties fo:break-before="auto" style:column-width="303.11pt"/>
    </style:style>
    <style:style style:name="co8" style:family="table-column">
      <style:table-column-properties fo:break-before="auto" style:column-width="128.41pt"/>
    </style:style>
    <style:style style:name="co9" style:family="table-column">
      <style:table-column-properties fo:break-before="auto" style:column-width="55.56pt"/>
    </style:style>
    <style:style style:name="co10" style:family="table-column">
      <style:table-column-properties fo:break-before="auto" style:column-width="48.19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96.89pt"/>
    </style:style>
    <style:style style:name="co13" style:family="table-column">
      <style:table-column-properties fo:break-before="auto" style:column-width="117.24pt"/>
    </style:style>
    <style:style style:name="co14" style:family="table-column">
      <style:table-column-properties fo:break-before="auto" style:column-width="101.85pt"/>
    </style:style>
    <style:style style:name="co15" style:family="table-column">
      <style:table-column-properties fo:break-before="auto" style:column-width="145.05pt"/>
    </style:style>
    <style:style style:name="ro1" style:family="table-row">
      <style:table-row-properties style:row-height="39.94pt" fo:break-before="auto" style:use-optimal-row-height="tru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22.51pt" fo:break-before="auto" style:use-optimal-row-height="false"/>
    </style:style>
    <style:style style:name="ro5" style:family="table-row">
      <style:table-row-properties style:row-height="35.4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2.95pt" fo:break-before="auto" style:use-optimal-row-height="true"/>
    </style:style>
    <style:style style:name="ro11" style:family="table-row">
      <style:table-row-properties style:row-height="24.75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29.99pt" fo:break-before="auto" style:use-optimal-row-height="false"/>
    </style:style>
    <style:style style:name="ro14" style:family="table-row">
      <style:table-row-properties style:row-height="13.21pt" fo:break-before="auto" style:use-optimal-row-height="true"/>
    </style:style>
    <style:style style:name="ta1" style:family="table" style:master-page-name="PageStyle_5f_Parts_20_List">
      <style:table-properties table:display="true" style:writing-mode="lr-tb"/>
    </style:style>
    <style:style style:name="ta2" style:family="table" style:master-page-name="PageStyle_5f_Alternat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A2"/>
      <style:map style:condition="is-true-formula(MOD(ROW();2)=0)" style:apply-style-name="Default" style:base-cell-address="'Parts List'.A2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2"/>
      <style:map style:condition="is-true-formula(MOD(ROW();2)=0)" style:apply-style-name="Default" style:base-cell-address="'Parts List'.B2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3"/>
      <style:map style:condition="is-true-formula(MOD(ROW();2)=0)" style:apply-style-name="Default" style:base-cell-address="'Parts List'.B3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4"/>
      <style:map style:condition="is-true-formula(MOD(ROW();2)=0)" style:apply-style-name="Default" style:base-cell-address="'Parts List'.B4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5"/>
      <style:map style:condition="is-true-formula(MOD(ROW();2)=0)" style:apply-style-name="Default" style:base-cell-address="'Parts List'.B5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6"/>
      <style:map style:condition="is-true-formula(MOD(ROW();2)=0)" style:apply-style-name="Default" style:base-cell-address="'Parts List'.B6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7"/>
      <style:map style:condition="is-true-formula(MOD(ROW();2)=0)" style:apply-style-name="Default" style:base-cell-address="'Parts List'.B7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8"/>
      <style:map style:condition="is-true-formula(MOD(ROW();2)=0)" style:apply-style-name="Default" style:base-cell-address="'Parts List'.B8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9"/>
      <style:map style:condition="is-true-formula(MOD(ROW();2)=0)" style:apply-style-name="Default" style:base-cell-address="'Parts List'.B9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10"/>
      <style:map style:condition="is-true-formula(MOD(ROW();2)=0)" style:apply-style-name="Default" style:base-cell-address="'Parts List'.B10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11"/>
      <style:map style:condition="is-true-formula(MOD(ROW();2)=0)" style:apply-style-name="Default" style:base-cell-address="'Parts List'.B11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A2"/>
      <style:map style:condition="is-true-formula(MOD(ROW();2)=0)" style:apply-style-name="Default" style:base-cell-address="'Parts List'.A2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map style:condition="is-true-formula(MOD(ROW();2)=0)" style:apply-style-name="Default" style:base-cell-address="'Parts List'.B11"/>
      <style:map style:condition="is-true-formula(MOD(ROW();2)=0)" style:apply-style-name="Default" style:base-cell-address="'Parts List'.B11"/>
    </style:style>
    <style:style style:name="ce27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2"/>
      <style:map style:condition="is-true-formula(MOD(ROW();2)=0)" style:apply-style-name="Default" style:base-cell-address="'Parts List'.B2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3"/>
      <style:map style:condition="is-true-formula(MOD(ROW();2)=0)" style:apply-style-name="Default" style:base-cell-address="'Parts List'.B3"/>
    </style:style>
    <style:style style:name="ce3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4"/>
      <style:map style:condition="is-true-formula(MOD(ROW();2)=0)" style:apply-style-name="Default" style:base-cell-address="'Parts List'.B4"/>
    </style:style>
    <style:style style:name="ce3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5"/>
      <style:map style:condition="is-true-formula(MOD(ROW();2)=0)" style:apply-style-name="Default" style:base-cell-address="'Parts List'.B5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6"/>
      <style:map style:condition="is-true-formula(MOD(ROW();2)=0)" style:apply-style-name="Default" style:base-cell-address="'Parts List'.B6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7"/>
      <style:map style:condition="is-true-formula(MOD(ROW();2)=0)" style:apply-style-name="Default" style:base-cell-address="'Parts List'.B7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8"/>
      <style:map style:condition="is-true-formula(MOD(ROW();2)=0)" style:apply-style-name="Default" style:base-cell-address="'Parts List'.B8"/>
    </style: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9"/>
      <style:map style:condition="is-true-formula(MOD(ROW();2)=0)" style:apply-style-name="Default" style:base-cell-address="'Parts List'.B9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10"/>
      <style:map style:condition="is-true-formula(MOD(ROW();2)=0)" style:apply-style-name="Default" style:base-cell-address="'Parts List'.B10"/>
    </style:style>
    <style:style style:name="ce3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11"/>
      <style:map style:condition="is-true-formula(MOD(ROW();2)=0)" style:apply-style-name="Default" style:base-cell-address="'Parts List'.B11"/>
    </style:style>
    <style:style style:name="ce3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A2"/>
      <style:map style:condition="is-true-formula(MOD(ROW();2)=0)" style:apply-style-name="Default" style:base-cell-address="'Parts List'.A2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2"/>
      <style:map style:condition="is-true-formula(MOD(ROW();2)=0)" style:apply-style-name="Default" style:base-cell-address="'Parts List'.B2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G3"/>
      <style:map style:condition="is-true-formula(MOD(ROW();2)=0)" style:apply-style-name="Default" style:base-cell-address="'Parts List'.G3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4"/>
      <style:map style:condition="is-true-formula(MOD(ROW();2)=0)" style:apply-style-name="Default" style:base-cell-address="'Parts List'.B4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5"/>
      <style:map style:condition="is-true-formula(MOD(ROW();2)=0)" style:apply-style-name="Default" style:base-cell-address="'Parts List'.B5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6"/>
      <style:map style:condition="is-true-formula(MOD(ROW();2)=0)" style:apply-style-name="Default" style:base-cell-address="'Parts List'.B6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7"/>
      <style:map style:condition="is-true-formula(MOD(ROW();2)=0)" style:apply-style-name="Default" style:base-cell-address="'Parts List'.B7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8"/>
      <style:map style:condition="is-true-formula(MOD(ROW();2)=0)" style:apply-style-name="Default" style:base-cell-address="'Parts List'.B8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9"/>
      <style:map style:condition="is-true-formula(MOD(ROW();2)=0)" style:apply-style-name="Default" style:base-cell-address="'Parts List'.B9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10"/>
      <style:map style:condition="is-true-formula(MOD(ROW();2)=0)" style:apply-style-name="Default" style:base-cell-address="'Parts List'.B10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11"/>
      <style:map style:condition="is-true-formula(MOD(ROW();2)=0)" style:apply-style-name="Default" style:base-cell-address="'Parts List'.B11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A2"/>
      <style:map style:condition="is-true-formula(MOD(ROW();2)=0)" style:apply-style-name="Default" style:base-cell-address="'Parts List'.A2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3"/>
      <style:map style:condition="is-true-formula(MOD(ROW();2)=0)" style:apply-style-name="Default" style:base-cell-address="'Parts List'.B3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MOD(ROW();2)=0)" style:apply-style-name="Default" style:base-cell-address="'Parts List'.A2"/>
      <style:map style:condition="is-true-formula(MOD(ROW();2)=0)" style:apply-style-name="Default" style:base-cell-address="'Parts List'.A2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2"/>
      <style:map style:condition="is-true-formula(MOD(ROW();2)=0)" style:apply-style-name="Default" style:base-cell-address="'Parts List'.B2"/>
    </style:style>
    <style:style style:name="ce63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3"/>
      <style:map style:condition="is-true-formula(MOD(ROW();2)=0)" style:apply-style-name="Default" style:base-cell-address="'Parts List'.B3"/>
    </style:style>
    <style:style style:name="ce64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4"/>
      <style:map style:condition="is-true-formula(MOD(ROW();2)=0)" style:apply-style-name="Default" style:base-cell-address="'Parts List'.B4"/>
    </style:style>
    <style:style style:name="ce65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5"/>
      <style:map style:condition="is-true-formula(MOD(ROW();2)=0)" style:apply-style-name="Default" style:base-cell-address="'Parts List'.B5"/>
    </style:style>
    <style:style style:name="ce66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6"/>
      <style:map style:condition="is-true-formula(MOD(ROW();2)=0)" style:apply-style-name="Default" style:base-cell-address="'Parts List'.B6"/>
    </style:style>
    <style:style style:name="ce67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7"/>
      <style:map style:condition="is-true-formula(MOD(ROW();2)=0)" style:apply-style-name="Default" style:base-cell-address="'Parts List'.B7"/>
    </style:style>
    <style:style style:name="ce68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8"/>
      <style:map style:condition="is-true-formula(MOD(ROW();2)=0)" style:apply-style-name="Default" style:base-cell-address="'Parts List'.B8"/>
    </style:style>
    <style:style style:name="ce69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9"/>
      <style:map style:condition="is-true-formula(MOD(ROW();2)=0)" style:apply-style-name="Default" style:base-cell-address="'Parts List'.B9"/>
    </style:style>
    <style:style style:name="ce70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10"/>
      <style:map style:condition="is-true-formula(MOD(ROW();2)=0)" style:apply-style-name="Default" style:base-cell-address="'Parts List'.B10"/>
    </style:style>
    <style:style style:name="ce71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B11"/>
      <style:map style:condition="is-true-formula(MOD(ROW();2)=0)" style:apply-style-name="Default" style:base-cell-address="'Parts List'.B11"/>
    </style:style>
    <style:style style:name="ce72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A2"/>
      <style:map style:condition="is-true-formula(MOD(ROW();2)=0)" style:apply-style-name="Default" style:base-cell-address="'Parts List'.A2"/>
    </style:style>
    <style:style style:name="ce73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75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78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MOD(ROW();2)=0)" style:apply-style-name="Default" style:base-cell-address="'Parts List'.A2"/>
      <style:map style:condition="is-true-formula(MOD(ROW();2)=0)" style:apply-style-name="Default" style:base-cell-address="'Parts List'.A2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A2"/>
      <style:map style:condition="is-true-formula(MOD(ROW();2)=0)" style:apply-style-name="Default" style:base-cell-address="'Parts List'.A2"/>
    </style:style>
    <style:style style:name="ce1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K3"/>
      <style:map style:condition="is-true-formula(MOD(ROW();2)=0)" style:apply-style-name="Default" style:base-cell-address="'Parts List'.K3"/>
    </style:style>
    <style:style style:name="ce1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K4"/>
      <style:map style:condition="is-true-formula(MOD(ROW();2)=0)" style:apply-style-name="Default" style:base-cell-address="'Parts List'.K4"/>
    </style:style>
    <style:style style:name="ce1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K5"/>
      <style:map style:condition="is-true-formula(MOD(ROW();2)=0)" style:apply-style-name="Default" style:base-cell-address="'Parts List'.K5"/>
    </style:style>
    <style:style style:name="ce1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K6"/>
      <style:map style:condition="is-true-formula(MOD(ROW();2)=0)" style:apply-style-name="Default" style:base-cell-address="'Parts List'.K6"/>
    </style:style>
    <style:style style:name="ce1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K7"/>
      <style:map style:condition="is-true-formula(MOD(ROW();2)=0)" style:apply-style-name="Default" style:base-cell-address="'Parts List'.K7"/>
    </style:style>
    <style:style style:name="ce1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K8"/>
      <style:map style:condition="is-true-formula(MOD(ROW();2)=0)" style:apply-style-name="Default" style:base-cell-address="'Parts List'.K8"/>
    </style:style>
    <style:style style:name="ce1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K9"/>
      <style:map style:condition="is-true-formula(MOD(ROW();2)=0)" style:apply-style-name="Default" style:base-cell-address="'Parts List'.K9"/>
    </style:style>
    <style:style style:name="ce1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Default" style:base-cell-address="'Parts List'.K10"/>
      <style:map style:condition="is-true-formula(MOD(ROW();2)=0)" style:apply-style-name="Default" style:base-cell-address="'Parts List'.K10"/>
    </style:style>
    <style:style style:name="ce81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s Lis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54"/>
        <table:table-column table:style-name="co8" table:default-cell-style-name="ce54"/>
        <table:table-column table:style-name="co9" table:number-columns-repeated="2" table:default-cell-style-name="ce76"/>
        <table:table-column table:style-name="co10" table:number-columns-repeated="1014" table:default-cell-style-name="Default"/>
        <table:table-header-rows>
          <table:table-row table:style-name="ro1">
            <table:table-cell table:style-name="ce1" office:value-type="string" calcext:value-type="string">
              <text:p>FIND NO.</text:p>
            </table:table-cell>
            <table:table-cell table:style-name="ce1" office:value-type="string" calcext:value-type="string">
              <text:p>QTY</text:p>
            </table:table-cell>
            <table:table-cell table:style-name="ce1" office:value-type="string" calcext:value-type="string">
              <text:p>MFR PART NO.</text:p>
            </table:table-cell>
            <table:table-cell table:style-name="ce1" office:value-type="string" calcext:value-type="string">
              <text:p>MFR</text:p>
            </table:table-cell>
            <table:table-cell table:style-name="ce1" office:value-type="string" calcext:value-type="string">
              <text:p>DIST PART NO.</text:p>
            </table:table-cell>
            <table:table-cell table:style-name="ce1" office:value-type="string" calcext:value-type="string">
              <text:p>DIST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REF DESIGNATOR</text:p>
            </table:table-cell>
            <table:table-cell table:style-name="ce61" office:value-type="string" calcext:value-type="string">
              <text:p>Price Ea</text:p>
              <text:p>QTY 100 Kits</text:p>
            </table:table-cell>
            <table:table-cell table:style-name="ce61" office:value-type="string" calcext:value-type="string">
              <text:p>Price Ext</text:p>
              <text:p>1 Badge</text:p>
            </table:table-cell>
            <table:table-cell table:style-name="ce79" office:value-type="string" calcext:value-type="string">
              <text:p>Buy</text:p>
            </table:table-cell>
            <table:table-cell table:style-name="ce79" office:value-type="string" calcext:value-type="string">
              <text:p>Done</text:p>
            </table:table-cell>
            <table:table-cell table:style-name="ce79" table:number-columns-repeated="1012"/>
          </table:table-row>
        </table:table-header-rows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CW1206750RFKEA</text:p>
          </table:table-cell>
          <table:table-cell table:style-name="ce7" office:value-type="string" calcext:value-type="string">
            <text:p>Vishay</text:p>
          </table:table-cell>
          <table:table-cell table:style-name="ce29" office:value-type="string" calcext:value-type="string">
            <text:p>61M5590 </text:p>
          </table:table-cell>
          <table:table-cell table:style-name="ce7" office:value-type="string" calcext:value-type="string">
            <text:p>Newark</text:p>
          </table:table-cell>
          <table:table-cell table:style-name="ce42" office:value-type="string" calcext:value-type="string">
            <text:p>RESISTOR, CHIP, 750 OHMS, 250MW, 1206 </text:p>
          </table:table-cell>
          <table:table-cell table:style-name="ce42" office:value-type="string" calcext:value-type="string">
            <text:p>R1,R3,R5,R7,R9</text:p>
          </table:table-cell>
          <table:table-cell table:style-name="ce62" office:value-type="currency" office:currency="USD" office:value="0.012" calcext:value-type="currency">
            <text:p>$0.012</text:p>
          </table:table-cell>
          <table:table-cell table:style-name="ce62" table:formula="of:=[.B2]*[.I2]" office:value-type="currency" office:currency="USD" office:value="0.06" calcext:value-type="currency">
            <text:p>$0.060</text:p>
          </table:table-cell>
          <table:table-cell table:style-name="ce80" table:formula="of:=[.B2]*[.$H$17]*[.$H$18]" office:value-type="float" office:value="625" calcext:value-type="float">
            <text:p>625</text:p>
          </table:table-cell>
          <table:table-cell table:style-name="ce80" office:value-type="string" calcext:value-type="string">
            <text:p>x</text:p>
          </table:table-cell>
          <table:table-cell table:style-name="ce80" table:number-columns-repeated="101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CRCW1206100KFKEA</text:p>
          </table:table-cell>
          <table:table-cell table:style-name="ce8" office:value-type="string" calcext:value-type="string">
            <text:p>Vishay</text:p>
          </table:table-cell>
          <table:table-cell table:style-name="ce30" office:value-type="string" calcext:value-type="string">
            <text:p/>
            <text:p>61M5538 </text:p>
          </table:table-cell>
          <table:table-cell table:style-name="ce8" office:value-type="string" calcext:value-type="string">
            <text:p>Newark</text:p>
          </table:table-cell>
          <table:table-cell table:style-name="ce43" office:value-type="string" calcext:value-type="string">
            <text:p>RESISTOR, CHIP, 100K OHMS, 250MW, 1206 </text:p>
          </table:table-cell>
          <table:table-cell table:style-name="ce56" office:value-type="string" calcext:value-type="string">
            <text:p>R2, R4, R6, R8, R10</text:p>
          </table:table-cell>
          <table:table-cell table:style-name="ce63" office:value-type="currency" office:currency="USD" office:value="0.026" calcext:value-type="currency">
            <text:p>$0.026</text:p>
          </table:table-cell>
          <table:table-cell table:style-name="ce63" table:formula="of:=[.B3]*[.I3]" office:value-type="currency" office:currency="USD" office:value="0.13" calcext:value-type="currency">
            <text:p>$0.130</text:p>
          </table:table-cell>
          <table:table-cell table:style-name="ce163" table:formula="of:=[.B3]*[.$H$17]*[.$H$18]" office:value-type="float" office:value="625" calcext:value-type="float">
            <text:p>625</text:p>
          </table:table-cell>
          <table:table-cell table:style-name="ce80" office:value-type="string" calcext:value-type="string">
            <text:p>x</text:p>
          </table:table-cell>
          <table:table-cell table:style-name="ce80" table:number-columns-repeated="1012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/>
            <text:p>MCSH31B105K160CT</text:p>
          </table:table-cell>
          <table:table-cell table:style-name="ce9" office:value-type="string" calcext:value-type="string">
            <text:p>Multicomp</text:p>
          </table:table-cell>
          <table:table-cell table:style-name="ce31" office:value-type="string" calcext:value-type="string">
            <text:p>23T7598 </text:p>
          </table:table-cell>
          <table:table-cell table:style-name="ce9" office:value-type="string" calcext:value-type="string">
            <text:p>Newark</text:p>
          </table:table-cell>
          <table:table-cell table:style-name="ce44" office:value-type="string" calcext:value-type="string">
            <text:p>CAPACITOR, CHIP, 1UF, 16V, 10%, 1206</text:p>
          </table:table-cell>
          <table:table-cell table:style-name="ce44" office:value-type="string" calcext:value-type="string">
            <text:p>C1 – C5</text:p>
          </table:table-cell>
          <table:table-cell table:style-name="ce64" office:value-type="currency" office:currency="USD" office:value="0.048" calcext:value-type="currency">
            <text:p>$0.048</text:p>
          </table:table-cell>
          <table:table-cell table:style-name="ce64" table:formula="of:=[.B4]*[.I4]" office:value-type="currency" office:currency="USD" office:value="0.24" calcext:value-type="currency">
            <text:p>$0.240</text:p>
          </table:table-cell>
          <table:table-cell table:style-name="ce164" table:formula="of:=[.B4]*[.$H$17]*[.$H$18]" office:value-type="float" office:value="625" calcext:value-type="float">
            <text:p>625</text:p>
          </table:table-cell>
          <table:table-cell table:style-name="ce80" office:value-type="string" calcext:value-type="string">
            <text:p>x</text:p>
          </table:table-cell>
          <table:table-cell table:style-name="ce80" table:number-columns-repeated="1012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/>
            <text:p>KM-23SRD</text:p>
          </table:table-cell>
          <table:table-cell table:style-name="ce10" office:value-type="string" calcext:value-type="string">
            <text:p>Kingbright</text:p>
          </table:table-cell>
          <table:table-cell table:style-name="ce32" office:value-type="string" calcext:value-type="string">
            <text:p>25M9955 </text:p>
          </table:table-cell>
          <table:table-cell table:style-name="ce10" office:value-type="string" calcext:value-type="string">
            <text:p>Newark</text:p>
          </table:table-cell>
          <table:table-cell table:style-name="ce45" office:value-type="string" calcext:value-type="string">
            <text:p>LED, RED, SOT-23</text:p>
          </table:table-cell>
          <table:table-cell table:style-name="ce45" office:value-type="string" calcext:value-type="string">
            <text:p>D1 – D5</text:p>
          </table:table-cell>
          <table:table-cell table:style-name="ce65" office:value-type="currency" office:currency="USD" office:value="0.109" calcext:value-type="currency">
            <text:p>$0.109</text:p>
          </table:table-cell>
          <table:table-cell table:style-name="ce65" table:formula="of:=[.B5]*[.I5]" office:value-type="currency" office:currency="USD" office:value="0.545" calcext:value-type="currency">
            <text:p>$0.545</text:p>
          </table:table-cell>
          <table:table-cell table:style-name="ce165" table:formula="of:=[.B5]*[.$H$17]*[.$H$18]" office:value-type="float" office:value="625" calcext:value-type="float">
            <text:p>625</text:p>
          </table:table-cell>
          <table:table-cell table:style-name="ce80" office:value-type="string" calcext:value-type="string">
            <text:p>x</text:p>
          </table:table-cell>
          <table:table-cell table:style-name="ce80" table:number-columns-repeated="1012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2N7002</text:p>
          </table:table-cell>
          <table:table-cell table:style-name="ce11" office:value-type="string" calcext:value-type="string">
            <text:p>On Semi</text:p>
          </table:table-cell>
          <table:table-cell table:style-name="ce33" office:value-type="string" calcext:value-type="string">
            <text:p/>
            <text:p>04M7288 </text:p>
          </table:table-cell>
          <table:table-cell table:style-name="ce11" office:value-type="string" calcext:value-type="string">
            <text:p>Newark</text:p>
          </table:table-cell>
          <table:table-cell table:style-name="ce46" office:value-type="string" calcext:value-type="string">
            <text:p>TRANSISTOR, MOSFET, N-CH, 60V, 115MA</text:p>
          </table:table-cell>
          <table:table-cell table:style-name="ce46" office:value-type="string" calcext:value-type="string">
            <text:p>Q1 – Q5</text:p>
          </table:table-cell>
          <table:table-cell table:style-name="ce66" office:value-type="currency" office:currency="USD" office:value="0.058" calcext:value-type="currency">
            <text:p>$0.058</text:p>
          </table:table-cell>
          <table:table-cell table:style-name="ce66" table:formula="of:=[.B6]*[.I6]" office:value-type="currency" office:currency="USD" office:value="0.29" calcext:value-type="currency">
            <text:p>$0.290</text:p>
          </table:table-cell>
          <table:table-cell table:style-name="ce166" table:formula="of:=[.B6]*[.$H$17]*[.$H$18]" office:value-type="float" office:value="625" calcext:value-type="float">
            <text:p>625</text:p>
          </table:table-cell>
          <table:table-cell table:style-name="ce80" office:value-type="string" calcext:value-type="string">
            <text:p>x</text:p>
          </table:table-cell>
          <table:table-cell table:style-name="ce80" table:number-columns-repeated="1012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/>
            <text:p>JS202011SCQN </text:p>
          </table:table-cell>
          <table:table-cell table:style-name="ce12" office:value-type="string" calcext:value-type="string">
            <text:p>C&amp;K COMPONENTS</text:p>
          </table:table-cell>
          <table:table-cell table:style-name="ce34" office:value-type="string" calcext:value-type="string">
            <text:p>95W3256 </text:p>
          </table:table-cell>
          <table:table-cell table:style-name="ce12" office:value-type="string" calcext:value-type="string">
            <text:p>Newark</text:p>
          </table:table-cell>
          <table:table-cell table:style-name="ce47" office:value-type="string" calcext:value-type="string">
            <text:p>SWITCH, SLIDE, DPDT, 100MA</text:p>
          </table:table-cell>
          <table:table-cell table:style-name="ce47" office:value-type="string" calcext:value-type="string">
            <text:p>S1</text:p>
          </table:table-cell>
          <table:table-cell table:style-name="ce67" office:value-type="currency" office:currency="USD" office:value="0.36" calcext:value-type="currency">
            <text:p>$0.360</text:p>
          </table:table-cell>
          <table:table-cell table:style-name="ce67" table:formula="of:=[.B7]*[.I7]" office:value-type="currency" office:currency="USD" office:value="0.36" calcext:value-type="currency">
            <text:p>$0.360</text:p>
          </table:table-cell>
          <table:table-cell table:style-name="ce167" table:formula="of:=[.B7]*[.$H$17]*[.$H$18]" office:value-type="float" office:value="125" calcext:value-type="float">
            <text:p>125</text:p>
          </table:table-cell>
          <table:table-cell table:style-name="ce80" office:value-type="string" calcext:value-type="string">
            <text:p>x</text:p>
          </table:table-cell>
          <table:table-cell table:style-name="ce80" table:number-columns-repeated="1012"/>
        </table:table-row>
        <table:table-row table:style-name="ro7">
          <table:table-cell table:style-name="ce2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3024-2 </text:p>
          </table:table-cell>
          <table:table-cell table:style-name="ce13" office:value-type="string" calcext:value-type="string">
            <text:p>Keystone</text:p>
          </table:table-cell>
          <table:table-cell table:style-name="ce35" office:value-type="string" calcext:value-type="string">
            <text:p>36-3024-2-ND </text:p>
          </table:table-cell>
          <table:table-cell table:style-name="ce13" office:value-type="string" calcext:value-type="string">
            <text:p>Digikey</text:p>
          </table:table-cell>
          <table:table-cell table:style-name="ce48" office:value-type="string" calcext:value-type="string">
            <text:p>BATTERY RETAINER COIN 20MM 2CELL SMD </text:p>
          </table:table-cell>
          <table:table-cell table:style-name="ce48" office:value-type="string" calcext:value-type="string">
            <text:p>BT1</text:p>
          </table:table-cell>
          <table:table-cell table:style-name="ce68" office:value-type="currency" office:currency="USD" office:value="0.55" calcext:value-type="currency">
            <text:p>$0.550</text:p>
          </table:table-cell>
          <table:table-cell table:style-name="ce68" table:formula="of:=[.B8]*[.I8]" office:value-type="currency" office:currency="USD" office:value="0.55" calcext:value-type="currency">
            <text:p>$0.550</text:p>
          </table:table-cell>
          <table:table-cell table:style-name="ce168" table:formula="of:=[.B8]*[.$H$17]*[.$H$18]" office:value-type="float" office:value="125" calcext:value-type="float">
            <text:p>125</text:p>
          </table:table-cell>
          <table:table-cell table:style-name="ce80" table:number-columns-repeated="1013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R2032</text:p>
          </table:table-cell>
          <table:table-cell table:style-name="ce14" office:value-type="string" calcext:value-type="string">
            <text:p>Panasonic</text:p>
          </table:table-cell>
          <table:table-cell table:style-name="ce36" office:value-type="string" calcext:value-type="string">
            <text:p>13C1019 </text:p>
          </table:table-cell>
          <table:table-cell table:style-name="ce14" office:value-type="string" calcext:value-type="string">
            <text:p>Amazon</text:p>
          </table:table-cell>
          <table:table-cell table:style-name="ce49" office:value-type="string" calcext:value-type="string">
            <text:p>BATTERY, LITHIUM MANGANESE, 20MM</text:p>
          </table:table-cell>
          <table:table-cell table:style-name="ce49" office:value-type="string" calcext:value-type="string">
            <text:p>BATTERY 1 – 2</text:p>
          </table:table-cell>
          <table:table-cell table:style-name="ce69" office:value-type="currency" office:currency="USD" office:value="0.3" calcext:value-type="currency">
            <text:p>$0.300</text:p>
          </table:table-cell>
          <table:table-cell table:style-name="ce69" table:formula="of:=[.B9]*[.I9]" office:value-type="currency" office:currency="USD" office:value="0.6" calcext:value-type="currency">
            <text:p>$0.600</text:p>
          </table:table-cell>
          <table:table-cell table:style-name="ce169" table:formula="of:=[.B9]*[.$H$17]*[.$H$18]" office:value-type="float" office:value="250" calcext:value-type="float">
            <text:p>250</text:p>
          </table:table-cell>
          <table:table-cell table:style-name="ce80" table:number-columns-repeated="1013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temStarII PWB</text:p>
          </table:table-cell>
          <table:table-cell table:style-name="ce15" office:value-type="string" calcext:value-type="string">
            <text:p>PCBCart.com</text:p>
          </table:table-cell>
          <table:table-cell table:style-name="ce37"/>
          <table:table-cell table:style-name="ce15" office:value-type="string" calcext:value-type="string">
            <text:p>PCBCart.com</text:p>
          </table:table-cell>
          <table:table-cell table:style-name="ce50" office:value-type="string" calcext:value-type="string">
            <text:p>PWB, STEM STAR II</text:p>
          </table:table-cell>
          <table:table-cell table:style-name="ce50" office:value-type="string" calcext:value-type="string">
            <text:p>PWB1</text:p>
          </table:table-cell>
          <table:table-cell table:style-name="ce70" office:value-type="currency" office:currency="USD" office:value="2.63" calcext:value-type="currency">
            <text:p>$2.630</text:p>
          </table:table-cell>
          <table:table-cell table:style-name="ce70" table:formula="of:=[.B10]*[.I10]" office:value-type="currency" office:currency="USD" office:value="2.63" calcext:value-type="currency">
            <text:p>$2.630</text:p>
          </table:table-cell>
          <table:table-cell table:style-name="ce170" table:formula="of:=[.B10]*[.$H$17]*[.$H$18]" office:value-type="float" office:value="125" calcext:value-type="float">
            <text:p>125</text:p>
          </table:table-cell>
          <table:table-cell table:style-name="ce80" office:value-type="string" calcext:value-type="string">
            <text:p>x</text:p>
          </table:table-cell>
          <table:table-cell table:style-name="ce80" table:number-columns-repeated="1012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16" table:number-columns-repeated="2"/>
          <table:table-cell table:style-name="ce26"/>
          <table:table-cell table:style-name="ce38"/>
          <table:table-cell table:style-name="ce16"/>
          <table:table-cell table:style-name="ce51"/>
          <table:table-cell table:style-name="ce16"/>
          <table:table-cell table:style-name="ce71"/>
          <table:table-cell table:style-name="ce71" table:formula="of:=[.B11]*[.I11]" office:value-type="currency" office:currency="USD" office:value="0" calcext:value-type="currency">
            <text:p>$0.000</text:p>
          </table:table-cell>
          <table:table-cell table:style-name="ce80" table:number-columns-repeated="1014"/>
        </table:table-row>
        <table:table-row table:style-name="ro6">
          <table:table-cell table:style-name="ce2"/>
          <table:table-cell table:style-name="ce17" table:number-columns-repeated="3"/>
          <table:table-cell table:style-name="ce39"/>
          <table:table-cell table:style-name="ce17"/>
          <table:table-cell table:style-name="ce52"/>
          <table:table-cell table:style-name="ce57" office:value-type="string" calcext:value-type="string">
            <text:p>TOTAL</text:p>
          </table:table-cell>
          <table:table-cell table:style-name="ce72"/>
          <table:table-cell table:style-name="ce78" table:formula="of:=SUM([.J2:.J11])" office:value-type="currency" office:currency="USD" office:value="5.405" calcext:value-type="currency">
            <text:p>$5.405</text:p>
          </table:table-cell>
          <table:table-cell table:style-name="ce80" table:number-columns-repeated="1014"/>
        </table:table-row>
        <table:table-row table:style-name="ro8">
          <table:table-cell table:style-name="ce3"/>
          <table:table-cell table:style-name="ce18"/>
          <table:table-cell table:style-name="ce22"/>
          <table:table-cell table:style-name="ce27"/>
          <table:table-cell table:style-name="ce23"/>
          <table:table-cell table:style-name="ce18"/>
          <table:table-cell table:style-name="ce53"/>
          <table:table-cell table:style-name="ce58"/>
          <table:table-cell table:style-name="ce73" table:number-columns-repeated="2"/>
          <table:table-cell table:style-name="ce81" table:number-columns-repeated="1014"/>
        </table:table-row>
        <table:table-row table:style-name="ro9">
          <table:table-cell table:style-name="ce3"/>
          <table:table-cell table:style-name="ce18"/>
          <table:table-cell table:style-name="ce23"/>
          <table:table-cell table:style-name="ce27"/>
          <table:table-cell table:style-name="ce23"/>
          <table:table-cell table:style-name="ce18"/>
          <table:table-cell table:style-name="ce53"/>
          <table:table-cell table:style-name="ce18"/>
          <table:table-cell table:style-name="ce74" table:number-columns-repeated="2"/>
          <table:table-cell table:style-name="ce81" table:number-columns-repeated="1014"/>
        </table:table-row>
        <table:table-row table:style-name="ro10">
          <table:table-cell table:style-name="ce4" office:value-type="string" calcext:value-type="string" table:number-columns-spanned="7" table:number-rows-spanned="1">
            <text:p>Revision Info</text:p>
          </table:table-cell>
          <table:covered-table-cell table:number-columns-repeated="6" table:style-name="ce19"/>
          <table:table-cell table:style-name="ce18"/>
          <table:table-cell table:style-name="ce74" table:number-columns-repeated="2"/>
          <table:table-cell table:style-name="ce81" table:number-columns-repeated="1014"/>
        </table:table-row>
        <table:table-row table:style-name="ro11">
          <table:table-cell table:style-name="ce5" office:value-type="string" calcext:value-type="string">
            <text:p>A</text:p>
          </table:table-cell>
          <table:table-cell table:style-name="ce20" office:value-type="string" calcext:value-type="string" table:number-columns-spanned="6" table:number-rows-spanned="1">
            <text:p>Initial Release</text:p>
          </table:table-cell>
          <table:covered-table-cell table:number-columns-repeated="5" table:style-name="ce24"/>
          <table:table-cell table:style-name="ce59"/>
          <table:table-cell table:style-name="ce75" table:number-columns-repeated="2"/>
          <table:table-cell table:number-columns-repeated="1014"/>
        </table:table-row>
        <table:table-row table:style-name="ro12">
          <table:table-cell table:number-columns-repeated="6"/>
          <table:table-cell office:value-type="string" calcext:value-type="string">
            <text:p>Buid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2">
          <table:table-cell table:number-columns-repeated="6"/>
          <table:table-cell office:value-type="string" calcext:value-type="string">
            <text:p>Attrition</text:p>
          </table:table-cell>
          <table:table-cell table:style-name="ce143" office:value-type="percentage" office:value="1.25" calcext:value-type="percentage">
            <text:p>125.00%</text:p>
          </table:table-cell>
          <table:table-cell table:number-columns-repeated="1016"/>
        </table:table-row>
        <table:table-row table:style-name="ro12" table:number-rows-repeated="6">
          <table:table-cell table:number-columns-repeated="1024"/>
        </table:table-row>
        <table:table-row table:style-name="ro12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2">
          <table:table-cell/>
          <table:table-cell table:style-name="Default" table:number-columns-repeated="3"/>
          <table:table-cell table:style-name="Excel_20_Built-in_20_Hyperlink"/>
          <table:table-cell table:style-name="Default" table:number-columns-repeated="5"/>
          <table:table-cell table:number-columns-repeated="1014"/>
        </table:table-row>
        <table:table-row table:style-name="ro12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2" table:number-rows-repeated="1048546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Titles" table:base-cell-address="$'Parts List'.$A$1" table:cell-range-address="$'Parts List'.$A$1:.$AMJ$1" table:range-usable-as="repeat-column repeat-row"/>
        </table:named-expressions>
        <calcext:conditional-formats>
          <calcext:conditional-format calcext:target-range-address="'Parts List'.A12:'Parts List'.AMJ12 'Parts List'.L2:'Parts List'.AMJ11 'Parts List'.A2:'Parts List'.A11 'Parts List'.K2:'Parts List'.K2 'Parts List'.K11:'Parts List'.K11">
            <calcext:condition calcext:apply-style-name="Default" calcext:value="formula-is(MOD(ROW();2)=0)" calcext:base-cell-address="'Parts List'.A2"/>
            <calcext:condition calcext:apply-style-name="Default" calcext:value="formula-is(MOD(ROW();2)=0)" calcext:base-cell-address="'Parts List'.A2"/>
          </calcext:conditional-format>
          <calcext:conditional-format calcext:target-range-address="'Parts List'.A12:'Parts List'.J12 'Parts List'.A2:'Parts List'.A11">
            <calcext:condition calcext:apply-style-name="ConditionalStyle_11" calcext:value="formula-is(MOD(ROW();2)=0)" calcext:base-cell-address="'Parts List'.A2"/>
          </calcext:conditional-format>
          <calcext:conditional-format calcext:target-range-address="'Parts List'.B2:'Parts List'.J2">
            <calcext:condition calcext:apply-style-name="Default" calcext:value="formula-is(MOD(ROW();2)=0)" calcext:base-cell-address="'Parts List'.B2"/>
            <calcext:condition calcext:apply-style-name="Default" calcext:value="formula-is(MOD(ROW();2)=0)" calcext:base-cell-address="'Parts List'.B2"/>
          </calcext:conditional-format>
          <calcext:conditional-format calcext:target-range-address="'Parts List'.B2:'Parts List'.J2">
            <calcext:condition calcext:apply-style-name="ConditionalStyle_10" calcext:value="formula-is(MOD(ROW();2)=0)" calcext:base-cell-address="'Parts List'.B2"/>
          </calcext:conditional-format>
          <calcext:conditional-format calcext:target-range-address="'Parts List'.H3:'Parts List'.J3 'Parts List'.B3:'Parts List'.F3">
            <calcext:condition calcext:apply-style-name="Default" calcext:value="formula-is(MOD(ROW();2)=0)" calcext:base-cell-address="'Parts List'.B3"/>
            <calcext:condition calcext:apply-style-name="Default" calcext:value="formula-is(MOD(ROW();2)=0)" calcext:base-cell-address="'Parts List'.B3"/>
          </calcext:conditional-format>
          <calcext:conditional-format calcext:target-range-address="'Parts List'.H3:'Parts List'.J3 'Parts List'.B3:'Parts List'.F3">
            <calcext:condition calcext:apply-style-name="ConditionalStyle_9" calcext:value="formula-is(MOD(ROW();2)=0)" calcext:base-cell-address="'Parts List'.B3"/>
          </calcext:conditional-format>
          <calcext:conditional-format calcext:target-range-address="'Parts List'.B4:'Parts List'.J4">
            <calcext:condition calcext:apply-style-name="Default" calcext:value="formula-is(MOD(ROW();2)=0)" calcext:base-cell-address="'Parts List'.B4"/>
            <calcext:condition calcext:apply-style-name="Default" calcext:value="formula-is(MOD(ROW();2)=0)" calcext:base-cell-address="'Parts List'.B4"/>
          </calcext:conditional-format>
          <calcext:conditional-format calcext:target-range-address="'Parts List'.B4:'Parts List'.J4">
            <calcext:condition calcext:apply-style-name="ConditionalStyle_8" calcext:value="formula-is(MOD(ROW();2)=0)" calcext:base-cell-address="'Parts List'.B4"/>
          </calcext:conditional-format>
          <calcext:conditional-format calcext:target-range-address="'Parts List'.B5:'Parts List'.J5">
            <calcext:condition calcext:apply-style-name="Default" calcext:value="formula-is(MOD(ROW();2)=0)" calcext:base-cell-address="'Parts List'.B5"/>
            <calcext:condition calcext:apply-style-name="Default" calcext:value="formula-is(MOD(ROW();2)=0)" calcext:base-cell-address="'Parts List'.B5"/>
          </calcext:conditional-format>
          <calcext:conditional-format calcext:target-range-address="'Parts List'.B5:'Parts List'.J5">
            <calcext:condition calcext:apply-style-name="ConditionalStyle_7" calcext:value="formula-is(MOD(ROW();2)=0)" calcext:base-cell-address="'Parts List'.B5"/>
          </calcext:conditional-format>
          <calcext:conditional-format calcext:target-range-address="'Parts List'.B6:'Parts List'.J6">
            <calcext:condition calcext:apply-style-name="Default" calcext:value="formula-is(MOD(ROW();2)=0)" calcext:base-cell-address="'Parts List'.B6"/>
            <calcext:condition calcext:apply-style-name="Default" calcext:value="formula-is(MOD(ROW();2)=0)" calcext:base-cell-address="'Parts List'.B6"/>
          </calcext:conditional-format>
          <calcext:conditional-format calcext:target-range-address="'Parts List'.B6:'Parts List'.J6">
            <calcext:condition calcext:apply-style-name="ConditionalStyle_6" calcext:value="formula-is(MOD(ROW();2)=0)" calcext:base-cell-address="'Parts List'.B6"/>
          </calcext:conditional-format>
          <calcext:conditional-format calcext:target-range-address="'Parts List'.B7:'Parts List'.J7">
            <calcext:condition calcext:apply-style-name="Default" calcext:value="formula-is(MOD(ROW();2)=0)" calcext:base-cell-address="'Parts List'.B7"/>
            <calcext:condition calcext:apply-style-name="Default" calcext:value="formula-is(MOD(ROW();2)=0)" calcext:base-cell-address="'Parts List'.B7"/>
          </calcext:conditional-format>
          <calcext:conditional-format calcext:target-range-address="'Parts List'.B7:'Parts List'.J7">
            <calcext:condition calcext:apply-style-name="ConditionalStyle_5" calcext:value="formula-is(MOD(ROW();2)=0)" calcext:base-cell-address="'Parts List'.B7"/>
          </calcext:conditional-format>
          <calcext:conditional-format calcext:target-range-address="'Parts List'.B8:'Parts List'.J8">
            <calcext:condition calcext:apply-style-name="Default" calcext:value="formula-is(MOD(ROW();2)=0)" calcext:base-cell-address="'Parts List'.B8"/>
            <calcext:condition calcext:apply-style-name="Default" calcext:value="formula-is(MOD(ROW();2)=0)" calcext:base-cell-address="'Parts List'.B8"/>
          </calcext:conditional-format>
          <calcext:conditional-format calcext:target-range-address="'Parts List'.B8:'Parts List'.J8">
            <calcext:condition calcext:apply-style-name="ConditionalStyle_4" calcext:value="formula-is(MOD(ROW();2)=0)" calcext:base-cell-address="'Parts List'.B8"/>
          </calcext:conditional-format>
          <calcext:conditional-format calcext:target-range-address="'Parts List'.B9:'Parts List'.J9">
            <calcext:condition calcext:apply-style-name="Default" calcext:value="formula-is(MOD(ROW();2)=0)" calcext:base-cell-address="'Parts List'.B9"/>
            <calcext:condition calcext:apply-style-name="Default" calcext:value="formula-is(MOD(ROW();2)=0)" calcext:base-cell-address="'Parts List'.B9"/>
          </calcext:conditional-format>
          <calcext:conditional-format calcext:target-range-address="'Parts List'.B9:'Parts List'.J9">
            <calcext:condition calcext:apply-style-name="ConditionalStyle_3" calcext:value="formula-is(MOD(ROW();2)=0)" calcext:base-cell-address="'Parts List'.B9"/>
          </calcext:conditional-format>
          <calcext:conditional-format calcext:target-range-address="'Parts List'.B10:'Parts List'.J10">
            <calcext:condition calcext:apply-style-name="Default" calcext:value="formula-is(MOD(ROW();2)=0)" calcext:base-cell-address="'Parts List'.B10"/>
            <calcext:condition calcext:apply-style-name="Default" calcext:value="formula-is(MOD(ROW();2)=0)" calcext:base-cell-address="'Parts List'.B10"/>
          </calcext:conditional-format>
          <calcext:conditional-format calcext:target-range-address="'Parts List'.B10:'Parts List'.J10">
            <calcext:condition calcext:apply-style-name="ConditionalStyle_2" calcext:value="formula-is(MOD(ROW();2)=0)" calcext:base-cell-address="'Parts List'.B10"/>
          </calcext:conditional-format>
          <calcext:conditional-format calcext:target-range-address="'Parts List'.B11:'Parts List'.J11">
            <calcext:condition calcext:apply-style-name="Default" calcext:value="formula-is(MOD(ROW();2)=0)" calcext:base-cell-address="'Parts List'.B11"/>
            <calcext:condition calcext:apply-style-name="Default" calcext:value="formula-is(MOD(ROW();2)=0)" calcext:base-cell-address="'Parts List'.B11"/>
          </calcext:conditional-format>
          <calcext:conditional-format calcext:target-range-address="'Parts List'.B11:'Parts List'.J11">
            <calcext:condition calcext:apply-style-name="ConditionalStyle_1" calcext:value="formula-is(MOD(ROW();2)=0)" calcext:base-cell-address="'Parts List'.B11"/>
          </calcext:conditional-format>
          <calcext:conditional-format calcext:target-range-address="'Parts List'.G3:'Parts List'.G3">
            <calcext:condition calcext:apply-style-name="Default" calcext:value="formula-is(MOD(ROW();2)=0)" calcext:base-cell-address="'Parts List'.G3"/>
            <calcext:condition calcext:apply-style-name="Default" calcext:value="formula-is(MOD(ROW();2)=0)" calcext:base-cell-address="'Parts List'.G3"/>
          </calcext:conditional-format>
          <calcext:conditional-format calcext:target-range-address="'Parts List'.G3:'Parts List'.G3">
            <calcext:condition calcext:apply-style-name="ConditionalStyle_10" calcext:value="formula-is(MOD(ROW();2)=0)" calcext:base-cell-address="'Parts List'.G3"/>
          </calcext:conditional-format>
          <calcext:conditional-format calcext:target-range-address="'Parts List'.K3:'Parts List'.K3">
            <calcext:condition calcext:apply-style-name="Default" calcext:value="formula-is(MOD(ROW();2)=0)" calcext:base-cell-address="'Parts List'.K3"/>
            <calcext:condition calcext:apply-style-name="Default" calcext:value="formula-is(MOD(ROW();2)=0)" calcext:base-cell-address="'Parts List'.K3"/>
          </calcext:conditional-format>
          <calcext:conditional-format calcext:target-range-address="'Parts List'.K4:'Parts List'.K4">
            <calcext:condition calcext:apply-style-name="Default" calcext:value="formula-is(MOD(ROW();2)=0)" calcext:base-cell-address="'Parts List'.K4"/>
            <calcext:condition calcext:apply-style-name="Default" calcext:value="formula-is(MOD(ROW();2)=0)" calcext:base-cell-address="'Parts List'.K4"/>
          </calcext:conditional-format>
          <calcext:conditional-format calcext:target-range-address="'Parts List'.K5:'Parts List'.K5">
            <calcext:condition calcext:apply-style-name="Default" calcext:value="formula-is(MOD(ROW();2)=0)" calcext:base-cell-address="'Parts List'.K5"/>
            <calcext:condition calcext:apply-style-name="Default" calcext:value="formula-is(MOD(ROW();2)=0)" calcext:base-cell-address="'Parts List'.K5"/>
          </calcext:conditional-format>
          <calcext:conditional-format calcext:target-range-address="'Parts List'.K6:'Parts List'.K6">
            <calcext:condition calcext:apply-style-name="Default" calcext:value="formula-is(MOD(ROW();2)=0)" calcext:base-cell-address="'Parts List'.K6"/>
            <calcext:condition calcext:apply-style-name="Default" calcext:value="formula-is(MOD(ROW();2)=0)" calcext:base-cell-address="'Parts List'.K6"/>
          </calcext:conditional-format>
          <calcext:conditional-format calcext:target-range-address="'Parts List'.K7:'Parts List'.K7">
            <calcext:condition calcext:apply-style-name="Default" calcext:value="formula-is(MOD(ROW();2)=0)" calcext:base-cell-address="'Parts List'.K7"/>
            <calcext:condition calcext:apply-style-name="Default" calcext:value="formula-is(MOD(ROW();2)=0)" calcext:base-cell-address="'Parts List'.K7"/>
          </calcext:conditional-format>
          <calcext:conditional-format calcext:target-range-address="'Parts List'.K8:'Parts List'.K8">
            <calcext:condition calcext:apply-style-name="Default" calcext:value="formula-is(MOD(ROW();2)=0)" calcext:base-cell-address="'Parts List'.K8"/>
            <calcext:condition calcext:apply-style-name="Default" calcext:value="formula-is(MOD(ROW();2)=0)" calcext:base-cell-address="'Parts List'.K8"/>
          </calcext:conditional-format>
          <calcext:conditional-format calcext:target-range-address="'Parts List'.K9:'Parts List'.K9">
            <calcext:condition calcext:apply-style-name="Default" calcext:value="formula-is(MOD(ROW();2)=0)" calcext:base-cell-address="'Parts List'.K9"/>
            <calcext:condition calcext:apply-style-name="Default" calcext:value="formula-is(MOD(ROW();2)=0)" calcext:base-cell-address="'Parts List'.K9"/>
          </calcext:conditional-format>
          <calcext:conditional-format calcext:target-range-address="'Parts List'.K10:'Parts List'.K10">
            <calcext:condition calcext:apply-style-name="Default" calcext:value="formula-is(MOD(ROW();2)=0)" calcext:base-cell-address="'Parts List'.K10"/>
            <calcext:condition calcext:apply-style-name="Default" calcext:value="formula-is(MOD(ROW();2)=0)" calcext:base-cell-address="'Parts List'.K10"/>
          </calcext:conditional-format>
        </calcext:conditional-formats>
      </table:table>
      <table:table table:name="Purchases" table:style-name="ta2">
        <office:forms form:automatic-focus="false" form:apply-design-mode="false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number-columns-repeated="1017" table:default-cell-style-name="Default"/>
        <table:table-row table:style-name="ro9">
          <table:table-cell office:value-type="string" calcext:value-type="string">
            <text:p>PCBCart.com</text:p>
          </table:table-cell>
          <table:table-cell office:value-type="float" office:value="263.34" calcext:value-type="float">
            <text:p>263.3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Newark</text:p>
          </table:table-cell>
          <table:table-cell office:value-type="float" office:value="203.69" calcext:value-type="float">
            <text:p>203.69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Amazon</text:p>
          </table:table-cell>
          <table:table-cell office:value-type="float" office:value="147.27" calcext:value-type="float">
            <text:p>147.27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Digikey</text:p>
          </table:table-cell>
          <table:table-cell office:value-type="float" office:value="90.24" calcext:value-type="float">
            <text:p>90.24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TOTAL</text:p>
          </table:table-cell>
          <table:table-cell table:formula="of:=SUM([.B1:.B4])" office:value-type="float" office:value="704.54" calcext:value-type="float">
            <text:p>704.54</text:p>
          </table:table-cell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14" table:number-rows-repeated="104856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1" style:display-name="ConditionalStyle_11" style:family="table-cell" style:parent-style-name="Default">
      <style:table-cell-properties fo:background-color="#ebf1de"/>
    </style:style>
    <style:style style:name="ConditionalStyle_5f_10" style:display-name="ConditionalStyle_10" style:family="table-cell" style:parent-style-name="Default">
      <style:table-cell-properties fo:background-color="#ebf1de"/>
    </style:style>
    <style:style style:name="ConditionalStyle_5f_9" style:display-name="ConditionalStyle_9" style:family="table-cell" style:parent-style-name="Default">
      <style:table-cell-properties fo:background-color="#ebf1de"/>
    </style:style>
    <style:style style:name="ConditionalStyle_5f_8" style:display-name="ConditionalStyle_8" style:family="table-cell" style:parent-style-name="Default">
      <style:table-cell-properties fo:background-color="#ebf1de"/>
    </style:style>
    <style:style style:name="ConditionalStyle_5f_7" style:display-name="ConditionalStyle_7" style:family="table-cell" style:parent-style-name="Default">
      <style:table-cell-properties fo:background-color="#ebf1de"/>
    </style:style>
    <style:style style:name="ConditionalStyle_5f_6" style:display-name="ConditionalStyle_6" style:family="table-cell" style:parent-style-name="Default">
      <style:table-cell-properties fo:background-color="#ebf1de"/>
    </style:style>
    <style:style style:name="ConditionalStyle_5f_5" style:display-name="ConditionalStyle_5" style:family="table-cell" style:parent-style-name="Default">
      <style:table-cell-properties fo:background-color="#ebf1de"/>
    </style:style>
    <style:style style:name="ConditionalStyle_5f_4" style:display-name="ConditionalStyle_4" style:family="table-cell" style:parent-style-name="Default">
      <style:table-cell-properties fo:background-color="#ebf1de"/>
    </style:style>
    <style:style style:name="ConditionalStyle_5f_3" style:display-name="ConditionalStyle_3" style:family="table-cell" style:parent-style-name="Default">
      <style:table-cell-properties fo:background-color="#ebf1de"/>
    </style:style>
    <style:style style:name="ConditionalStyle_5f_2" style:display-name="ConditionalStyle_2" style:family="table-cell" style:parent-style-name="Default">
      <style:table-cell-properties fo:background-color="#ebf1de"/>
    </style:style>
    <style:style style:name="ConditionalStyle_5f_1" style:display-name="ConditionalStyle_1" style:family="table-cell" style:parent-style-name="Default">
      <style:table-cell-properties fo:background-color="#ebf1d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18pt" fo:margin-bottom="18pt" fo:margin-left="18pt" fo:margin-right="18pt" style:print-page-order="ttb" style:first-page-number="continue" loext:scale-to-X="1" loext:scale-to-Y="1" style:writing-mode="lr-tb" style:print="charts drawings objects zero-values"/>
      <style:header-style>
        <style:header-footer-properties fo:min-height="18pt" fo:margin-left="0pt" fo:margin-right="0pt" fo:margin-bottom="6.01pt"/>
      </style:header-style>
      <style:footer-style>
        <style:header-footer-properties fo:min-height="18pt" fo:margin-left="0pt" fo:margin-right="0pt" fo:margin-top="7.9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20:45:50.1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ts_20_List" style:display-name="PageStyle_Parts List" style:page-layout-name="Mpm3">
      <style:header>
        <text:p><text:span text:style-name="MT1">Thru Hole Blink Badge Temperature Sensitive <text:s text:c="2"/>REV B 24 May 2015</text:span></text:p>
      </style:header>
      <style:header-left style:display="false"/>
      <style:footer>
        <text:p><text:span text:style-name="MT2"><text:date style:data-style-name="N2" text:date-value="2018-11-23">00/00/0000</text:date></text:span><text:span text:style-name="MT2"> </text:span><text:span text:style-name="MT2"><text:time style:data-style-name="N2" text:time-value="20:45:50.170000000">00:00:00</text:time></text:span></text:p>
      </style:footer>
      <style:footer-left style:display="false"/>
    </style:master-page>
    <style:master-page style:name="PageStyle_5f_Alternates" style:display-name="PageStyle_Alterna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inda K Bell</meta:initial-creator>
    <meta:print-date>2014-10-21T00:22:28</meta:print-date>
    <meta:creation-date>2009-06-08T14:43:20</meta:creation-date>
    <dc:date>2018-11-23T21:11:23.480000000</dc:date>
    <meta:generator>LibreOffice/5.3.4.2$Windows_X86_64 LibreOffice_project/f82d347ccc0be322489bf7da61d7e4ad13fe2ff3</meta:generator>
    <meta:editing-duration>PT2H2M29S</meta:editing-duration>
    <meta:editing-cycles>5</meta:editing-cycles>
    <meta:document-statistic meta:table-count="2" meta:cell-count="138" meta:object-count="0"/>
    <meta:user-defined meta:name="AppVersion">14.0300</meta:user-defined>
    <meta:user-defined meta:name="Company">Northrop Grumman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